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ce14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officeooo:paragraph-rsid="0007cbf7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0a7c45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06ce14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0c2910"/>
    </style:style>
    <style:style style:name="P8" style:family="paragraph" style:parent-style-name="Text_20_body">
      <style:text-properties officeooo:paragraph-rsid="000aba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ce14" style:font-weight-asian="bold" style:font-weight-complex="bold"/>
    </style:style>
    <style:style style:name="T3" style:family="text">
      <style:text-properties fo:font-weight="bold" officeooo:rsid="0007cbf7" style:font-weight-asian="bold" style:font-weight-complex="bold"/>
    </style:style>
    <style:style style:name="T4" style:family="text">
      <style:text-properties fo:font-weight="bold" officeooo:rsid="000812eb" style:font-weight-asian="bold" style:font-weight-complex="bold"/>
    </style:style>
    <style:style style:name="T5" style:family="text">
      <style:text-properties fo:font-weight="bold" officeooo:rsid="0009f20f" style:font-weight-asian="bold" style:font-weight-complex="bold"/>
    </style:style>
    <style:style style:name="T6" style:family="text">
      <style:text-properties fo:font-weight="bold" officeooo:rsid="000a7c45" style:font-weight-asian="bold" style:font-weight-complex="bold"/>
    </style:style>
    <style:style style:name="T7" style:family="text">
      <style:text-properties fo:font-weight="bold" officeooo:rsid="000b1018" style:font-weight-asian="bold" style:font-weight-complex="bold"/>
    </style:style>
    <style:style style:name="T8" style:family="text">
      <style:text-properties fo:font-weight="bold" officeooo:rsid="000c2910" style:font-weight-asian="bold" style:font-weight-complex="bold"/>
    </style:style>
    <style:style style:name="T9" style:family="text">
      <style:text-properties fo:color="#bf0041" fo:font-weight="bold" officeooo:rsid="0006ce14" style:font-weight-asian="bold" style:font-weight-complex="bold"/>
    </style:style>
    <style:style style:name="T10" style:family="text">
      <style:text-properties fo:color="#bf0041" fo:font-weight="bold" officeooo:rsid="0007cbf7" style:font-weight-asian="bold" style:font-weight-complex="bold"/>
    </style:style>
    <style:style style:name="T11" style:family="text">
      <style:text-properties fo:color="#bf0041" style:font-name="Liberation Mono" fo:font-size="10pt" fo:font-weight="bold" officeooo:rsid="0006ce14" style:font-name-asian="Noto Sans Mono CJK SC" style:font-size-asian="10pt" style:font-weight-asian="bold" style:font-name-complex="Liberation Mono" style:font-size-complex="10pt" style:font-weight-complex="bold"/>
    </style:style>
    <style:style style:name="T12" style:family="text">
      <style:text-properties fo:color="#bf0041" fo:font-size="10pt" fo:font-weight="bold" officeooo:rsid="0006ce14" style:font-size-asian="10pt" style:font-weight-asian="bold" style:font-size-complex="10pt" style:font-weight-complex="bold"/>
    </style:style>
    <style:style style:name="T13" style:family="text">
      <style:text-properties officeooo:rsid="0007cbf7"/>
    </style:style>
    <style:style style:name="T14" style:family="text">
      <style:text-properties officeooo:rsid="000812eb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812eb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09f20f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0b1018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0c2910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/></text:p>
      <text:p text:style-name="P3"><text:span text:style-name="Source_20_Text"><text:span text:style-name="T13">Logical Switch for implementation of reaction selection in </text:span></text:span><text:span text:style-name="Source_20_Text"><text:span text:style-name="T3">moving bed reactor</text:span></text:span><text:span text:style-name="Source_20_Text"><text:span text:style-name="T13"> model-</text:span></text:span><text:span text:style-name="Source_20_Text"><text:span text:style-name="T14">OpenFOAM code</text:span></text:span><text:span text:style-name="Source_20_Text"><text:span text:style-name="T13">.</text:span></text:span></text:p>
      <text:p text:style-name="Preformatted_20_Text"><text:span text:style-name="Source_20_Text"/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8"><text:span text:style-name="Source_20_Text"><text:span text:style-name="T15">switch (</text:span></text:span><text:span text:style-name="Source_20_Text"><text:span text:style-name="T12">chemical reaction</text:span></text:span><text:span text:style-name="Source_20_Text"><text:span text:style-name="T15">) { </text:span></text:span><text:span text:style-name="Source_20_Text"><text:span text:style-name="T16">string rxtn(</text:span></text:span><text:span text:style-name="Source_20_Text"><text:span text:style-name="T18">compound&amp; </text:span></text:span><text:span text:style-name="Source_20_Text"><text:span text:style-name="T19">param</text:span></text:span><text:span text:style-name="Source_20_Text"><text:span text:style-name="T16">) </text:span></text:span><text:span text:style-name="Source_20_Text"><text:span text:style-name="T17"><text:s/></text:span></text:span><text:span text:style-name="Source_20_Text"><text:span text:style-name="T19">f</text:span></text:span><text:span text:style-name="Source_20_Text"><text:span text:style-name="T17">vm::operator*(R,T,C,FeO3)}</text:span></text:span></text:p>
      <text:p text:style-name="P6"><text:span text:style-name="Source_20_Text"><text:span text:style-name="T1">case </text:span></text:span><text:span text:style-name="Source_20_Text"><text:span text:style-name="T9">673K</text:span></text:span><text:span text:style-name="Source_20_Text"><text:span text:style-name="T1">:</text:span></text:span></text:p>
      <text:p text:style-name="P2"><text:span text:style-name="Source_20_Text"><text:span text:style-name="T1"><text:s text:c="4"/>cout &lt;&lt; "</text:span></text:span><text:span text:style-name="Source_20_Text"><text:span text:style-name="T2">chemical reaction is a water gas shift reaction</text:span></text:span><text:span text:style-name="Source_20_Text"><text:span text:style-name="T1">";</text:span></text:span></text:p>
      <text:p text:style-name="P2"><text:span text:style-name="Source_20_Text"><text:span text:style-name="T1"><text:s text:c="4"/>break;</text:span></text:span></text:p>
      <text:p text:style-name="P5"><text:span text:style-name="Source_20_Text"><text:span text:style-name="T1"><text:s text:c="2"/>case </text:span></text:span><text:span text:style-name="Source_20_Text"><text:span text:style-name="T10">1173</text:span></text:span><text:span text:style-name="Source_20_Text"><text:span text:style-name="T11">k</text:span></text:span><text:span text:style-name="Source_20_Text"><text:span text:style-name="T1">: </text:span></text:span><text:span text:style-name="Source_20_Text"><text:span text:style-name="T4">string rxtn</text:span></text:span><text:span text:style-name="Source_20_Text"><text:span text:style-name="T6">2</text:span></text:span><text:span text:style-name="Source_20_Text"><text:span text:style-name="T4">(</text:span></text:span><text:span text:style-name="Source_20_Text"><text:span text:style-name="T7">compound&amp; </text:span></text:span><text:span text:style-name="Source_20_Text"><text:span text:style-name="T8">param</text:span></text:span><text:span text:style-name="Source_20_Text"><text:span text:style-name="T4">) </text:span></text:span><text:span text:style-name="Source_20_Text"><text:span text:style-name="T5">{fvm::operator*(R,T,C</text:span></text:span><text:span text:style-name="Source_20_Text"><text:span text:style-name="T6">O</text:span></text:span><text:span text:style-name="Source_20_Text"><text:span text:style-name="T5">,</text:span></text:span><text:span text:style-name="Source_20_Text"><text:span text:style-name="T6">H2O</text:span></text:span><text:span text:style-name="Source_20_Text"><text:span text:style-name="T5">)}</text:span></text:span></text:p>
      <text:p text:style-name="P7"><text:span text:style-name="Source_20_Text"><text:span text:style-name="T1"><text:s text:c="4"/></text:span></text:span></text:p>
      <text:p text:style-name="P7"><text:span text:style-name="Source_20_Text"><text:span text:style-name="T1"><text:s text:c="5"/>cout &lt;&lt; "</text:span></text:span><text:span text:style-name="Source_20_Text"><text:span text:style-name="T2">chemical reaction is a </text:span></text:span><text:span text:style-name="Source_20_Text"><text:span text:style-name="T3">water gas shift reaction</text:span></text:span><text:span text:style-name="Source_20_Text"><text:span text:style-name="T1">";</text:span></text:span></text:p>
      <text:p text:style-name="P2"><text:span text:style-name="Source_20_Text"><text:span text:style-name="T1"><text:s text:c="4"/>break;</text:span></text:span></text:p>
      <text:p text:style-name="P2"><text:span text:style-name="Source_20_Text"><text:span text:style-name="T1"><text:s text:c="2"/>default:</text:span></text:span></text:p>
      <text:p text:style-name="P2"><text:span text:style-name="Source_20_Text"><text:span text:style-name="T1"><text:s text:c="4"/>cout &lt;&lt; "</text:span></text:span><text:span text:style-name="Source_20_Text"><text:span text:style-name="T2">chemical reaction is a runaway reaction</text:span></text:span><text:span text:style-name="Source_20_Text"><text:span text:style-name="T1">";}</text:span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8:00:08.937805149</meta:creation-date>
    <dc:date>2021-12-06T18:34:47.858924445</dc:date>
    <meta:editing-duration>PT21M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0" meta:character-count="480" meta:non-whitespace-character-count="400"/>
  </office:meta>
</office:document-meta>
</file>